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obyčejné" style:font-family-generic="swiss" style:font-pitch="variable"/>
    <style:font-face style:name="Verdana"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2" officeooo:rsid="0010c288" officeooo:paragraph-rsid="0010c288"/>
    </style:style>
    <style:style style:name="P2" style:family="paragraph" style:parent-style-name="Standard">
      <style:text-properties style:font-name="Verdana2" officeooo:rsid="00006640" officeooo:paragraph-rsid="002202c0"/>
    </style:style>
    <style:style style:name="P3" style:family="paragraph" style:parent-style-name="Standard">
      <style:text-properties style:font-name="Verdana2" officeooo:rsid="00006640" officeooo:paragraph-rsid="00237650"/>
    </style:style>
    <style:style style:name="P4" style:family="paragraph" style:parent-style-name="Standard">
      <style:paragraph-properties fo:margin-left="1.499cm" fo:margin-right="0cm" fo:margin-top="0cm" fo:margin-bottom="0.101cm" style:contextual-spacing="false" fo:text-indent="-1.499cm" style:auto-text-indent="false">
        <style:tab-stops/>
      </style:paragraph-properties>
      <style:text-properties style:font-name="Verdana2" officeooo:paragraph-rsid="00237650"/>
    </style:style>
    <style:style style:name="P5" style:family="paragraph" style:parent-style-name="Standard">
      <style:paragraph-properties fo:margin-left="1.499cm" fo:margin-right="0cm" fo:margin-top="0cm" fo:margin-bottom="0.101cm" style:contextual-spacing="false" fo:text-indent="-1.499cm" style:auto-text-indent="false">
        <style:tab-stops/>
      </style:paragraph-properties>
      <style:text-properties style:font-name="Verdana2" officeooo:paragraph-rsid="00241825"/>
    </style:style>
    <style:style style:name="P6" style:family="paragraph" style:parent-style-name="Standard">
      <style:paragraph-properties fo:margin-left="1.499cm" fo:margin-right="0cm" fo:margin-top="0cm" fo:margin-bottom="0.101cm" style:contextual-spacing="false" fo:text-indent="-1.499cm" style:auto-text-indent="false">
        <style:tab-stops/>
      </style:paragraph-properties>
      <style:text-properties style:font-name="Verdana2" officeooo:paragraph-rsid="002542ae"/>
    </style:style>
    <style:style style:name="P7" style:family="paragraph" style:parent-style-name="Standard">
      <style:paragraph-properties fo:margin-left="1.499cm" fo:margin-right="0cm" fo:margin-top="0cm" fo:margin-bottom="0.101cm" style:contextual-spacing="false" fo:text-indent="-1.499cm" style:auto-text-indent="false">
        <style:tab-stops/>
      </style:paragraph-properties>
      <style:text-properties style:font-name="Verdana2" officeooo:paragraph-rsid="0025f7d1"/>
    </style:style>
    <style:style style:name="P8" style:family="paragraph" style:parent-style-name="Standard">
      <style:paragraph-properties fo:margin-left="1.499cm" fo:margin-right="0cm" fo:margin-top="0cm" fo:margin-bottom="0.101cm" style:contextual-spacing="false" fo:text-indent="-1.499cm" style:auto-text-indent="false">
        <style:tab-stops/>
      </style:paragraph-properties>
      <style:text-properties style:font-name="Verdana2" officeooo:paragraph-rsid="002685a8"/>
    </style:style>
    <style:style style:name="P9" style:family="paragraph" style:parent-style-name="Standard">
      <style:text-properties style:font-name="Verdana2" officeooo:rsid="002202c0" officeooo:paragraph-rsid="002202c0"/>
    </style:style>
    <style:style style:name="P10" style:family="paragraph" style:parent-style-name="Heading_20_2">
      <style:text-properties style:font-name="Verdana2" officeooo:rsid="0010c288"/>
    </style:style>
    <style:style style:name="P11" style:family="paragraph" style:parent-style-name="Heading_20_2">
      <style:text-properties style:font-name="Verdana2" officeooo:rsid="0010c288" officeooo:paragraph-rsid="0010c288"/>
    </style:style>
    <style:style style:name="P12" style:family="paragraph" style:parent-style-name="Heading_20_2">
      <style:text-properties style:font-name="Verdana2" officeooo:rsid="00006640"/>
    </style:style>
    <style:style style:name="P13" style:family="paragraph" style:parent-style-name="Heading_20_2">
      <style:text-properties style:font-name="Verdana2" officeooo:rsid="0010e1f9" officeooo:paragraph-rsid="0010e1f9"/>
    </style:style>
    <style:style style:name="P14" style:family="paragraph" style:parent-style-name="Heading_20_2">
      <style:text-properties style:font-name="Verdana2" officeooo:rsid="0011343f" officeooo:paragraph-rsid="0011343f"/>
    </style:style>
    <style:style style:name="P15" style:family="paragraph" style:parent-style-name="Heading_20_2">
      <style:text-properties style:font-name="Verdana2" officeooo:rsid="00237650"/>
    </style:style>
    <style:style style:name="P16" style:family="paragraph" style:parent-style-name="Text_20_body" style:list-style-name="L1">
      <style:text-properties style:font-name="Verdana2" officeooo:rsid="0010c288" officeooo:paragraph-rsid="0010c288"/>
    </style:style>
    <style:style style:name="P17" style:family="paragraph" style:parent-style-name="Text_20_body" style:list-style-name="L2">
      <style:text-properties style:font-name="Verdana2" officeooo:rsid="0010c288" officeooo:paragraph-rsid="0010c288"/>
    </style:style>
    <style:style style:name="P18" style:family="paragraph" style:parent-style-name="Heading_20_3">
      <style:text-properties style:font-name="Verdana2" officeooo:rsid="0010c288"/>
    </style:style>
    <style:style style:name="P19" style:family="paragraph" style:parent-style-name="Heading_20_3">
      <style:text-properties style:font-name="Verdana2" officeooo:rsid="0010e1f9"/>
    </style:style>
    <style:style style:name="P20" style:family="paragraph" style:parent-style-name="Heading_20_3">
      <style:text-properties style:font-name="Verdana2" officeooo:rsid="0010e1f9" officeooo:paragraph-rsid="0010e1f9"/>
    </style:style>
    <style:style style:name="P21" style:family="paragraph" style:parent-style-name="Heading_20_3">
      <style:text-properties style:font-name="Verdana2" officeooo:rsid="0011343f" officeooo:paragraph-rsid="0011343f"/>
    </style:style>
    <style:style style:name="P22" style:family="paragraph" style:parent-style-name="Heading_20_3">
      <style:text-properties style:font-name="Verdana2" officeooo:rsid="0016e2a7"/>
    </style:style>
    <style:style style:name="P23" style:family="paragraph" style:parent-style-name="Heading_20_3">
      <style:text-properties style:font-name="Verdana2" officeooo:rsid="00114d62" officeooo:paragraph-rsid="00114d62"/>
    </style:style>
    <style:style style:name="P24" style:family="paragraph" style:parent-style-name="Heading_20_3">
      <style:text-properties style:font-name="Verdana2" officeooo:rsid="00006640"/>
    </style:style>
    <style:style style:name="P25" style:family="paragraph" style:parent-style-name="Heading_20_3">
      <style:text-properties style:font-name="Verdana2" officeooo:rsid="00006640" officeooo:paragraph-rsid="002202c0"/>
    </style:style>
    <style:style style:name="P26" style:family="paragraph" style:parent-style-name="Heading_20_4">
      <style:text-properties officeooo:rsid="00006640"/>
    </style:style>
    <style:style style:name="P27" style:family="paragraph" style:parent-style-name="Heading_20_4">
      <style:text-properties officeooo:rsid="00006640" officeooo:paragraph-rsid="00131745"/>
    </style:style>
    <style:style style:name="P28" style:family="paragraph" style:parent-style-name="Heading_20_4">
      <style:text-properties officeooo:rsid="00006640" officeooo:paragraph-rsid="00200ce0"/>
    </style:style>
    <style:style style:name="P29" style:family="paragraph" style:parent-style-name="Heading_20_4">
      <style:text-properties officeooo:rsid="00006640" officeooo:paragraph-rsid="00214eeb"/>
    </style:style>
    <style:style style:name="P30" style:family="paragraph" style:parent-style-name="Heading_20_4">
      <style:text-properties officeooo:rsid="00131745" officeooo:paragraph-rsid="00131745"/>
    </style:style>
    <style:style style:name="P31" style:family="paragraph" style:parent-style-name="Heading_20_4">
      <style:text-properties officeooo:rsid="00142166"/>
    </style:style>
    <style:style style:name="P32" style:family="paragraph" style:parent-style-name="Heading_20_4">
      <style:text-properties officeooo:rsid="0015dd7d" officeooo:paragraph-rsid="001e45ef"/>
    </style:style>
    <style:style style:name="P33" style:family="paragraph" style:parent-style-name="Heading_20_4">
      <style:text-properties officeooo:rsid="0016e2a7" officeooo:paragraph-rsid="0016e2a7"/>
    </style:style>
    <style:style style:name="P34" style:family="paragraph" style:parent-style-name="Heading_20_4">
      <style:text-properties officeooo:rsid="001851b0" officeooo:paragraph-rsid="00027125"/>
    </style:style>
    <style:style style:name="P35" style:family="paragraph" style:parent-style-name="Heading_20_4">
      <style:text-properties officeooo:rsid="00194dfa" officeooo:paragraph-rsid="00027125"/>
    </style:style>
    <style:style style:name="P36" style:family="paragraph" style:parent-style-name="Heading_20_4">
      <style:text-properties officeooo:rsid="001b262f"/>
    </style:style>
    <style:style style:name="P37" style:family="paragraph" style:parent-style-name="Heading_20_4">
      <style:text-properties officeooo:rsid="001b262f" officeooo:paragraph-rsid="001b262f"/>
    </style:style>
    <style:style style:name="P38" style:family="paragraph" style:parent-style-name="Heading_20_4">
      <style:text-properties officeooo:rsid="001e45ef" officeooo:paragraph-rsid="001e45ef"/>
    </style:style>
    <style:style style:name="P39" style:family="paragraph" style:parent-style-name="Heading_20_4">
      <style:text-properties officeooo:rsid="00200ce0" officeooo:paragraph-rsid="00200ce0"/>
    </style:style>
    <style:style style:name="P40" style:family="paragraph" style:parent-style-name="Heading_20_4">
      <style:text-properties officeooo:rsid="0020ed86" officeooo:paragraph-rsid="0020ed86"/>
    </style:style>
    <style:style style:name="P41" style:family="paragraph" style:parent-style-name="Heading_20_4">
      <style:text-properties officeooo:rsid="00214eeb" officeooo:paragraph-rsid="00214eeb"/>
    </style:style>
    <style:style style:name="P42" style:family="paragraph" style:parent-style-name="Heading_20_1">
      <style:text-properties style:font-name="Verdana2" officeooo:rsid="00006640" officeooo:paragraph-rsid="00279810"/>
    </style:style>
    <style:style style:name="T1" style:family="text">
      <style:text-properties fo:font-weight="bold" officeooo:rsid="00237650" style:font-weight-asian="bold" style:font-weight-complex="bold"/>
    </style:style>
    <style:style style:name="T2" style:family="text">
      <style:text-properties fo:font-weight="bold" officeooo:rsid="00241825" style:font-weight-asian="bold" style:font-weight-complex="bold"/>
    </style:style>
    <style:style style:name="T3" style:family="text">
      <style:text-properties fo:font-weight="bold" officeooo:rsid="002542ae" style:font-weight-asian="bold" style:font-weight-complex="bold"/>
    </style:style>
    <style:style style:name="T4" style:family="text">
      <style:text-properties fo:font-weight="bold" officeooo:rsid="0025f7d1" style:font-weight-asian="bold" style:font-weight-complex="bold"/>
    </style:style>
    <style:style style:name="T5" style:family="text">
      <style:text-properties fo:font-weight="bold" officeooo:rsid="002685a8" style:font-weight-asian="bold" style:font-weight-complex="bold"/>
    </style:style>
    <style:style style:name="T6" style:family="text">
      <style:text-properties officeooo:rsid="0010e1f9"/>
    </style:style>
    <style:style style:name="T7" style:family="text">
      <style:text-properties officeooo:rsid="00114d62"/>
    </style:style>
    <style:style style:name="T8" style:family="text">
      <style:text-properties officeooo:rsid="00131745"/>
    </style:style>
    <style:style style:name="T9" style:family="text">
      <style:text-properties officeooo:rsid="001e45ef"/>
    </style:style>
    <style:style style:name="T10" style:family="text">
      <style:text-properties officeooo:rsid="00200ce0"/>
    </style:style>
    <style:style style:name="T11" style:family="text">
      <style:text-properties officeooo:rsid="0020ed86"/>
    </style:style>
    <style:style style:name="T12" style:family="text">
      <style:text-properties officeooo:rsid="00214eeb"/>
    </style:style>
    <style:style style:name="T13" style:family="text">
      <style:text-properties officeooo:rsid="002202c0"/>
    </style:style>
    <style:style style:name="T14" style:family="text">
      <style:text-properties officeooo:rsid="00237650"/>
    </style:style>
    <style:style style:name="T15" style:family="text">
      <style:text-properties fo:font-weight="normal" officeooo:rsid="00237650" style:font-weight-asian="normal" style:font-weight-complex="normal"/>
    </style:style>
    <style:style style:name="T16" style:family="text">
      <style:text-properties fo:font-weight="normal" officeooo:rsid="00241825" style:font-weight-asian="normal" style:font-weight-complex="normal"/>
    </style:style>
    <style:style style:name="T17" style:family="text">
      <style:text-properties fo:font-weight="normal" officeooo:rsid="002542ae" style:font-weight-asian="normal" style:font-weight-complex="normal"/>
    </style:style>
    <style:style style:name="T18" style:family="text">
      <style:text-properties officeooo:rsid="002542ae"/>
    </style:style>
    <style:style style:name="T19" style:family="text">
      <style:text-properties officeooo:rsid="0025f7d1"/>
    </style:style>
    <style:style style:name="T20" style:family="text">
      <style:text-properties officeooo:rsid="002685a8"/>
    </style:style>
    <style:style style:name="T21" style:family="text">
      <style:text-properties officeooo:rsid="00279810"/>
    </style:style>
    <style:style style:name="T22" style:family="text">
      <style:text-properties officeooo:rsid="0027adee"/>
    </style:style>
    <style:style style:name="T23" style:family="text">
      <style:text-properties officeooo:rsid="0028bc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span text:style-name="T21">System requirements </text:span><text:span text:style-name="T23">catalogue</text:span></text:h>
      <text:h text:style-name="P11" text:outline-level="2">Limitations</text:h>
      <text:h text:style-name="P18" text:outline-level="3">Operating systems</text:h>
      <text:p text:style-name="P1">It is necessary to create version of local application, that will be able to work with following operating systems:</text:p>
      <text:list xml:id="list2854171623408404932" text:style-name="L1">
        <text:list-item>
          <text:p text:style-name="P16">Microsoft Windows Phone 8</text:p>
        </text:list-item>
        <text:list-item>
          <text:p text:style-name="P16">Apple iOS (from version 5 to the latest)</text:p>
        </text:list-item>
        <text:list-item>
          <text:p text:style-name="P16">Google Android (from version 4.3 to the latest)</text:p>
        </text:list-item>
      </text:list>
      <text:h text:style-name="P18" text:outline-level="3">Web browsers</text:h>
      <text:p text:style-name="P1">Web application should be compatible for browsers:</text:p>
      <text:list xml:id="list6124881702641890727" text:style-name="L2">
        <text:list-item>
          <text:p text:style-name="P17">Google Chrome 30.0</text:p>
        </text:list-item>
        <text:list-item>
          <text:p text:style-name="P17">Mozilla Firefox 24.0</text:p>
        </text:list-item>
        <text:list-item>
          <text:p text:style-name="P17">Microsoft Internet Explorer 11</text:p>
        </text:list-item>
        <text:list-item>
          <text:p text:style-name="P17">Opera 17</text:p>
        </text:list-item>
        <text:list-item>
          <text:p text:style-name="P17">Apple Safari 7</text:p>
        </text:list-item>
      </text:list>
      <text:p text:style-name="P1">Moreover, the web application must be designed in principles of responsive design (for easy use with smart-phones and tablets).</text:p>
      <text:h text:style-name="P18" text:outline-level="3">Local <text:span text:style-name="T22">versus</text:span> web application</text:h>
      <text:p text:style-name="P1">Local application will be independent on the web application and there will be no difference in result of using the local or web one.</text:p>
      <text:h text:style-name="P10" text:outline-level="2">Requirements</text:h>
      <text:h text:style-name="P18" text:outline-level="3">Google Maps</text:h>
      <text:p text:style-name="P1">For better user-friendliness, both applications will use Google Maps API. So user can mark the place in map. In application for mobile devices, predefinition of place will be made by actual GPS coordinates.</text:p>
      <text:h text:style-name="P18" text:outline-level="3">Facebook Places</text:h>
      <text:p text:style-name="P1">There will be possibility to synchronize user's places from the web application with the Facebook Places web service.</text:p>
      <text:h text:style-name="P10" text:outline-level="2">Dependencies</text:h>
      <text:p text:style-name="P1">The project is dependent on Google Maps API and Facebook Places API. There is also dependency between each version of local application and it's OS.</text:p>
      <text:h text:style-name="P12" text:outline-level="2"><text:soft-page-break/>N<text:span text:style-name="T6">on-functional requirements</text:span></text:h>
      <text:h text:style-name="P19" text:outline-level="3">Performance requirements</text:h>
      <text:h text:style-name="P26" text:outline-level="4"><text:span text:style-name="T8">System should work</text:span> 24/<text:span text:style-name="T8">7.</text:span></text:h>
      <text:h text:style-name="P26" text:outline-level="4"><text:span text:style-name="T8">Reliability of the syst</text:span><text:span text:style-name="T9">e</text:span><text:span text:style-name="T8">m should be at least</text:span> 99%.</text:h>
      <text:h text:style-name="P27" text:outline-level="4"><text:span text:style-name="T8">System should handle parallel work of multiple users</text:span> (<text:span text:style-name="T8">expected number of users using the system at one time</text:span><text:span text:style-name="T9"> – </text:span><text:span text:style-name="T8">hundreds</text:span>)</text:h>
      <text:h text:style-name="P30" text:outline-level="4">System should hold and manage records of tens of thousands users.</text:h>
      <text:h text:style-name="P20" text:outline-level="3">Other requirements</text:h>
      <text:h text:style-name="P31" text:outline-level="4">System functions are directly <text:span text:style-name="T9">dependent</text:span> on Google Maps functionality. In the case of <text:span text:style-name="T9">it's </text:span>fail<text:span text:style-name="T9">ure,</text:span> the <text:span text:style-name="T9">system</text:span> would n<text:span text:style-name="T9">o</text:span>t be able to work with map.</text:h>
      <text:h text:style-name="P31" text:outline-level="4">System is <text:span text:style-name="T9">particularly</text:span> dependent on Facebook social network. In the case of <text:span text:style-name="T9">it's </text:span>fail<text:span text:style-name="T9">ure, the</text:span> syst<text:span text:style-name="T9">e</text:span>m should still work, only Facebook related functionality would n<text:span text:style-name="T9">o</text:span>t be accessible.</text:h>
      <text:h text:style-name="P31" text:outline-level="4">Users are communicating with <text:span text:style-name="T9">the </text:span>syst<text:span text:style-name="T9">e</text:span>m via client (web or mobile application).</text:h>
      <text:h text:style-name="P32" text:outline-level="4"><text:span text:style-name="T9">The s</text:span>ystem should be <text:span text:style-name="T9">kept </text:span>easy <text:span text:style-name="T9">to</text:span> localize. (Users will b<text:span text:style-name="T9">e</text:span> able to add posts in different languages).</text:h>
      <text:h text:style-name="P13" text:outline-level="2">Functional requirements</text:h>
      <text:h text:style-name="P20" text:outline-level="3">Primal functional requirements</text:h>
      <text:h text:style-name="P33" text:outline-level="4">User management</text:h>
      <text:h text:style-name="P33" text:outline-level="4">Visited places management</text:h>
      <text:h text:style-name="P33" text:outline-level="4">Discussion forum management</text:h>
      <text:h text:style-name="P33" text:outline-level="4">Commercial organisations management</text:h>
      <text:h text:style-name="P20" text:outline-level="3">Basic functionality</text:h>
      <text:h text:style-name="P34" text:outline-level="4">System have to show a map with all entered places, including related informations, for every user of the syst<text:span text:style-name="T9">e</text:span>m.</text:h>
      <text:h text:style-name="P34" text:outline-level="4">System allows searching of a place using map or query (text or filter).</text:h>
      <text:h text:style-name="P34" text:outline-level="4">System allows to browse discussions related to <text:span text:style-name="T9">a </text:span>single place of any user.</text:h>
      <text:h text:style-name="P35" text:outline-level="4">Logged user is able to add place and edit informations about <text:span text:style-name="T9">that</text:span> place.</text:h>
      <text:h text:style-name="P35" text:outline-level="4">Logged user is able to add posts to discussion forum.</text:h>
      <text:h text:style-name="P35" text:outline-level="4">Commercial organisation is able to add advertisement to its place.</text:h>
      <text:h text:style-name="P20" text:outline-level="3">User management</text:h>
      <text:h text:style-name="P37" text:outline-level="4"><text:soft-page-break/>The user can create an account.</text:h>
      <text:h text:style-name="P37" text:outline-level="4">The user can log in.</text:h>
      <text:h text:style-name="P37" text:outline-level="4">The user can log out.</text:h>
      <text:h text:style-name="P36" text:outline-level="4">The user can assign his Facebook account to travel diary account.</text:h>
      <text:h text:style-name="P37" text:outline-level="4">The user can delete <text:span text:style-name="T9">his</text:span> account.</text:h>
      <text:h text:style-name="P36" text:outline-level="4">System administrator can block/unblock any user (by account or IP address).</text:h>
      <text:h text:style-name="P21" text:outline-level="3">Visited places management</text:h>
      <text:h text:style-name="P38" text:outline-level="4">Any logged user can add place.</text:h>
      <text:h text:style-name="P38" text:outline-level="4">Any logged user can edit place details.</text:h>
      <text:h text:style-name="P39" text:outline-level="4">Any place can be removed by an administrator on user's demand or on his own decision.</text:h>
      <text:h text:style-name="P39" text:outline-level="4">There multiple additional informations that can be add to a place, e.g. journey type, photo, video, comment, tag</text:h>
      <text:h text:style-name="P39" text:outline-level="4">Type of used transport can be also add to the place.</text:h>
      <text:h text:style-name="P21" text:outline-level="3">Discussion forum management</text:h>
      <text:h text:style-name="P28" text:outline-level="4"><text:span text:style-name="T10">Any logged user can set up place’s discussion </text:span><text:span text:style-name="T11">forum</text:span><text:span text:style-name="T10">.</text:span></text:h>
      <text:h text:style-name="P40" text:outline-level="4">Any logged user can post to discussion.</text:h>
      <text:h text:style-name="P41" text:outline-level="4">Any logged user can erase and edit his discussion posts.</text:h>
      <text:h text:style-name="P41" text:outline-level="4">System administrator and discussion moderator can erase any discussion post.</text:h>
      <text:h text:style-name="P41" text:outline-level="4">Users can rate posts of other user.</text:h>
      <text:h text:style-name="P22" text:outline-level="3">Commercial organisations management</text:h>
      <text:h text:style-name="P29" text:outline-level="4"><text:span text:style-name="T12">Commercial organi</text:span><text:span text:style-name="T14">z</text:span><text:span text:style-name="T12">ation can add paid advertisement to it's place.</text:span></text:h>
      <text:h text:style-name="P29" text:outline-level="4"><text:span text:style-name="T12">The advertisement is paid for some term. After it's expiry, it will be automatically erased </text:span><text:span text:style-name="T13">(</text:span><text:span text:style-name="T12">if not </text:span><text:span text:style-name="T13">extended).</text:span></text:h>
      <text:h text:style-name="P14" text:outline-level="2">Actors</text:h>
      <text:h text:style-name="P23" text:outline-level="3">Common user</text:h>
      <text:p text:style-name="P9">“Common user” (or just “user”) uses the system the most frequently. The functionality exposed to him is described in 5.2 – 5.5 (excluding functionality for organisations, administrators and moderators).</text:p>
      <text:h text:style-name="P23" text:outline-level="3"><text:span text:style-name="T13">Non-</text:span>logged user</text:h>
      <text:p text:style-name="P9">Non-logged user – the user that is not logged into the system – can just browse through the content. He can not add, remove or edit anything.</text:p>
      <text:h text:style-name="P23" text:outline-level="3">Facebook user</text:h>
      <text:p text:style-name="P9">Facebook user is common user with account on the Facebook social site. He can synchronize his visited places on the Facebook with the system.</text:p>
      <text:h text:style-name="P24" text:outline-level="3"><text:soft-page-break/>Administr<text:span text:style-name="T7">a</text:span>tor</text:h>
      <text:p text:style-name="P9">Administrator is user with rights to change all content.</text:p>
      <text:h text:style-name="P25" text:outline-level="3">Moder<text:span text:style-name="T7">a</text:span>tor</text:h>
      <text:p text:style-name="P2"><text:span text:style-name="T13">Moderator is discussion form administrator. He can edit </text:span><text:span text:style-name="T14">all content of any discussion.</text:span></text:p>
      <text:h text:style-name="P24" text:outline-level="3">Organi<text:span text:style-name="T7">zation</text:span></text:h>
      <text:p text:style-name="P3"><text:span text:style-name="T14">Organization is a commercial type of user. It can make it's places more visible for other users (common and Facebook users). The better visibility means recommendation of places </text:span><text:span text:style-name="T18">and search preference</text:span><text:span text:style-name="T14">.</text:span></text:p>
      <text:h text:style-name="P15" text:outline-level="2">Glossary</text:h>
      <text:p text:style-name="P7"><text:span text:style-name="T4">Account</text:span><text:span text:style-name="T19"> – The user's account in the system. There is possibility to log-in, log-out and keep some common informations about the user (name, password, email, etc.).</text:span></text:p>
      <text:p text:style-name="P4"><text:span text:style-name="T1">Commercial organization</text:span><text:span text:style-name="T15"> – see 6.6.</text:span></text:p>
      <text:p text:style-name="P4"><text:span text:style-name="T1">Forum</text:span><text:span text:style-name="T15"> – Discussion forum, where users can post their thoughts relevant to the current place.</text:span></text:p>
      <text:p text:style-name="P5"><text:span text:style-name="T2">Map</text:span><text:span text:style-name="T16"> – Object </text:span><text:span text:style-name="T17">on which the user can mark the visited place. It's provided by Google Maps.</text:span></text:p>
      <text:p text:style-name="P6"><text:span text:style-name="T3">Mobile application</text:span><text:span text:style-name="T17"> – Application that will access the system via smart-phones.</text:span></text:p>
      <text:p text:style-name="P6"><text:span text:style-name="T3">Non-logged user</text:span><text:span text:style-name="T17"> – see 6.2.</text:span></text:p>
      <text:p text:style-name="P6"><text:span text:style-name="T3">Place</text:span><text:span text:style-name="T17"> – (Point of interest) Real-world place, that was visited by some user and the user wants to share informations about that place.</text:span></text:p>
      <text:p text:style-name="P6"><text:span text:style-name="T3">Place of organization</text:span><text:span text:style-name="T17"> – Place that is marked as being owned by some organization. That type of place can be publicized for a fee.</text:span></text:p>
      <text:p text:style-name="P7"><text:span text:style-name="T4">Place searching</text:span><text:span text:style-name="T19"> – Viewing a filtered list of places that can be </text:span><text:span text:style-name="T20">managed</text:span><text:span text:style-name="T19"> by any user. </text:span><text:span text:style-name="T20">The filter is fully variable.</text:span></text:p>
      <text:p text:style-name="P6"><text:span text:style-name="T3">Point of interest</text:span><text:span text:style-name="T18"> – see Place above.</text:span></text:p>
      <text:p text:style-name="P7"><text:span text:style-name="T4">Post</text:span><text:span text:style-name="T19"> – Single entry in the discussion forum.</text:span></text:p>
      <text:p text:style-name="P4"><text:span text:style-name="T1">Recommended places</text:span><text:span text:style-name="T15"> – Advertisement of the organization.</text:span></text:p>
      <text:p text:style-name="P7"><text:span text:style-name="T4">Reputation</text:span><text:span text:style-name="T19"> – User gains reputation points from other users, when they mark his posts useful. User can also lose reputation points when others mark his posts useless. Sum of all reputation points across all his posts denotes the user's reputation. High reputation means high trustworthiness of that user.</text:span></text:p>
      <text:p text:style-name="P6"><text:span text:style-name="T3">Search preference</text:span><text:span text:style-name="T18"> – When the place matches search parameters, </text:span><text:span text:style-name="T19">it has better position in the search result list.</text:span></text:p>
      <text:p text:style-name="P7"><text:span text:style-name="T4">Tag</text:span><text:span text:style-name="T19"> – A keyword that somehow represents the place. Each place can have multiple tags.</text:span></text:p>
      <text:p text:style-name="P8"><text:span text:style-name="T5">Transport type</text:span><text:span text:style-name="T20"> – A transport connection as order of means of transport that lead to that place. This object can include cost and time requirements.</text:span></text:p>
      <text:p text:style-name="P7"><text:span text:style-name="T4">User</text:span><text:span text:style-name="T19"> – see 6.1.</text:span></text:p>
      <text:p text:style-name="P7"><text:soft-page-break/><text:span text:style-name="T4">Way</text:span><text:span text:style-name="T19"> – see Transport type.</text:span></text:p>
      <text:p text:style-name="P8"><text:span text:style-name="T5">Web application</text:span><text:span text:style-name="T20"> – Application that makes the system accessible via web </text:span><text:span text:style-name="T20">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obyčejné" style:font-family-generic="swiss" style:font-pitch="variable"/>
    <style:font-face style:name="Verdana"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style:font-name="Verdana"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499cm" fo:margin-right="0cm" fo:margin-top="0cm" fo:margin-bottom="0.101cm" style:contextual-spacing="false" fo:text-indent="-1.499cm" style:auto-text-indent="false" style:page-number="auto">
        <style:tab-stops/>
      </style:paragraph-properties>
      <style:text-properties style:font-name="Verdana1" fo:font-size="12pt" fo:font-style="normal"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Verdana" fo:font-size="120%"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9T14:39:15.52</meta:creation-date>
    <dc:date>2013-11-04T10:52:56.98</dc:date>
    <meta:editing-duration>P1DT2H22M52S</meta:editing-duration>
    <meta:editing-cycles>36</meta:editing-cycles>
    <meta:generator>LibreOffice/4.0.5.2$Windows_x86 LibreOffice_project/5464147a081647a250913f19c0715bca595af2f</meta:generator>
    <meta:document-statistic meta:table-count="0" meta:image-count="0" meta:object-count="0" meta:page-count="5" meta:paragraph-count="103" meta:word-count="1096" meta:character-count="6718" meta:non-whitespace-character-count="5772"/>
  </office:meta>
</office:document-meta>
</file>